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4 - mens. 08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298 - mens. 09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6" calcext:value-type="date">
            <text:p>06/10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12 - mens. 10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1-06" calcext:value-type="date">
            <text:p>06/11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NF 13326 - mens. 1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4" calcext:value-type="date">
            <text:p>04/12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NF 13340 - mens. 1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1-06" calcext:value-type="date">
            <text:p>06/01/2026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7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04:28.522852200">00:00:00</text:time></text:span><text:span text:style-name="MT2"><text:time style:data-style-name="N2" text:time-value="16:04:28.522898400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04:28.533658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1:56</meta:creation-date>
    <dc:date>2026-01-20T16:04:40.601282600</dc:date>
    <dc:language>pt-PT</dc:language>
    <meta:editing-cycles>679</meta:editing-cycles>
    <meta:editing-duration>P1DT10H54M26S</meta:editing-duration>
    <meta:print-date>2022-07-01T10:31:27.249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